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/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bookmark text:name="_ref325649782"/><text:bookmark text:name="TI000000357"/><text:bookmark text:name="_ref325649781"/>Приложение 1. Структура каталога установки и назначение каталогов и файлов</text:h>
      <text:p text:style-name="Text_20_body">После установки на диске будет организована определенная структура каталогов, в которых расположены исполняемые и конфигурационные файлы системы. В данном разделе описана структура каталогов, а также назначение некоторых исполняемых и конфигурационных файлов.</text:p>
      <text:h text:style-name="Heading_20_2" text:outline-level="2"><text:bookmark text:name="_ref262818489"/><text:bookmark text:name="_ref486265670"/><text:bookmark text:name="_ref486265669"/><text:bookmark text:name="TI000000358"/><text:bookmark text:name="IssOgl1_1.1_Для_ОС_Windows"/>1.1. Для ОС Windows</text:h>
      <text:p text:style-name="Text_20_body">По умолчанию система будет установлена в каталог %PROGRAMFILES%\1cv8 (далее будем называть этот каталог корневым каталогом установки). В том случае, если выполняется установка 32-разрядной версии системы «1С:Предприятие» на 64-разрядную версию ОС Windows, корневой каталог установки будет иметь имя %PROGRAMFILES(x86)%\1cv8.</text:p>
      <text:p text:style-name="Text_20_body">В корневом каталоге установки создаются остальные каталоги и конфигурационные файлы:</text:p>
      <text:p text:style-name="Text_20_body">● common ‑ данный каталог содержит общие файлы «1С:Предприятия». К ним относится программа запуска 1cestart, программа установки драйвера ключа защиты, оснастка консоли управления для администрирования кластера серверов «1С:Предприятия» (1CV8 Servers.msc), библиотека пиктограммы файлов «1С:Предприятия» для нужд операционной системы.</text:p>
      <text:p text:style-name="Text_20_body">● conf ‑ данный каталог содержит конфигурационные файлы, необходимые для работы «1С:Предприятия».</text:p>
      <text:p text:style-name="Text_20_body">● srvinfo ‑ рабочий каталог центрального сервера. Содержит данные кластера серверов в том случае, если сервер «1С:Предприятия» установлен как сервис ОС Windows.</text:p>
      <text:p text:style-name="Text_20_body">● 8.3.C.DDD ‑ данный каталог содержит файлы конкретной версии «1С:Предприятия». В дальнейшем данный каталог будет называться каталогом версии. В данном имени С и DDD ‑ номера конкретной установленной версии. Следует отметить, что программа установки позволяет устанавливать одновременно несколько версий системы программ «1С:Предприятие». В этом случае в корневом каталоге установки будет расположено несколько каталогов версий. Так, в случае установки версий 8.3.3.100 и 8.3.3.150 (номера версий ‑ условные) будут присутствовать два каталога с именами 8.3.3.100 и 8.3.3.150. Каждый каталог версии содержит в себе все файлы (кроме файла 1cestart), присущие этой версии, а именно: собственно исполняемые файлы, сопроводительные файлы, лицензии к используемым программным продуктам и т. д. Структура каталога версии следующая:</text:p>
      <text:p text:style-name="Text_20_body">● bin ‑ содержит исполняемые файлы версии (каталог исполняемых файлов).</text:p>
      <text:p text:style-name="Text_20_body">● bin\conf ‑ содержит конфигурационные файлы конкретной версии или файл conf.cfg, который содержит путь к общему каталогу конфигурационных файлов (по умолчанию каталог conf корневого каталога установки). Описание файла conf.cfg см. <text:a xlink:type="simple" xlink:href="https://its.1c.ru/db/content/v8313doc/src/руководство%20администратора/приложение%203.%20описание%20и%20расположение%20служебных%20файлов.htm?_=1542379434#_ref246487918" text:style-name="Internet_20_link" text:visited-style-name="Visited_20_Internet_20_Link">здесь</text:a>.</text:p>
      <text:p text:style-name="Text_20_body">● bin\dmf ‑ содержит файлы, необходимые для функционирования 2-й версии реструктуризации информационной базы.</text:p>
      <text:p text:style-name="Text_20_body">● docs ‑ данный каталог содержит сопроводительные файлы на русском и английском языках. Состав файлов может меняться от версии к версии.</text:p>
      <text:p text:style-name="Text_20_body">● licenses ‑ содержит лицензионное соглашение на «1С:Предприятие» на русском (файл 1CEnterpise_ru.htm) и английском языках (файл 1CEnterpise_en.htm), а также лицензионные соглашения на используемые программные компоненты сторонних производителей (этот список может меняться от версии к версии).</text:p>
      <text:p text:style-name="Text_20_body">● readme ‑ данный каталог содержит файлы readme на языках локализации платформы.</text:p>
      <text:p text:style-name="Text_20_body"><text:soft-page-break/>Некоторые каталоги при установке всегда находятся в фиксированном месте файловой системы, вне зависимости от того, какой каталог выбран при установке системы:</text:p>
      <text:p text:style-name="Text_20_body">● При использовании версии, совпадающей с разрядностью операционной системы, каталоги common и conf располагаются в каталоге %PROGRAMFILES%\1cv8.</text:p>
      <text:p text:style-name="Text_20_body">● При использовании 32-разрядной версии приложения на 64-разрядную ОС каталоги common и conf располагаются в каталоге %PROGRAMFILES(x86)%\1cv8.</text:p>
      <text:p text:style-name="Text_20_body">● Каталог srvinfo (дополнительно к каталогам common и conf) будет располагаться:</text:p>
      <text:p text:style-name="Text_20_body">● В случае совпадения разрядности «1С:Предприятие» и операционной системы ‑ в каталоге %PROGRAMFILES%\1cv8.</text:p>
      <text:p text:style-name="Text_20_body">● В случае использования 32-разрядной версии «1С:Предприятие» на 64-разрядной версии операционной системы ‑ в каталоге %PROGRAMFILES(x86)%\1cv8.</text:p>
      <text:h text:style-name="Heading_20_2" text:outline-level="2"><text:bookmark text:name="_ref486265681"/><text:bookmark text:name="_ref486265680"/><text:bookmark text:name="TI000000359"/><text:bookmark text:name="IssOgl1_1.2_Для_ОС_Linux"/>1.2. Для ОС Linux</text:h>
      <text:p text:style-name="Text_20_body"><text:bookmark text:name="_ref227924193"/><text:bookmark text:name="_ref227923818"/><text:bookmark text:name="_ref227669003"/>Система будет установлена в корневой каталог установки. Данный каталог, в зависимости от разрядности используемой операционной системы, расположен:</text:p>
      <text:p text:style-name="Text_20_body">● в 32-разрядной версии ОС Linux: /opt/1C/v8.3/i386.</text:p>
      <text:p text:style-name="Text_20_body">● в 64-разрядной версии ОС Linux: /opt/1C/v8.3/x86_64.</text:p>
      <text:p text:style-name="Text_20_body">В этом каталоге создаются остальные каталоги и конфигурационные файлы:</text:p>
      <text:p text:style-name="Text_20_body">● conf ‑ данный каталог содержит конфигурационные файлы, необходимые для работы «1С:Предприятия».</text:p>
      <text:p text:style-name="Text_20_body">● docs ‑ данный каталог содержит сопроводительные файлы на русском и английском языках. Состав файлов может меняться от версии к версии.</text:p>
      <text:p text:style-name="Text_20_body">● dmf ‑ содержит файлы, необходимые для функционирования 2-й версии реструктуризации информационной базы.</text:p>
      <text:p text:style-name="Text_20_body">● licenses ‑ содержит лицензионное соглашение на «1С:Предприятие» на русском (файл 1CEnterpise_ru.htm) и английском языках (файл 1CEnterpise_en.htm), а также лицензионные соглашения на используемые программные компоненты сторонних производителей (этот список может меняться от версии к версии).</text:p>
      <text:p text:style-name="Text_20_body">● readme ‑ данный каталог содержит файлы readme на языках локализации платформы.</text:p>
      <text:p text:style-name="Text_20_body">● ExtDst ‑ содержит дополнительные утилиты, предназначенные для использования совместно с системой «1С:Предприятие».</text:p>
      <text:h text:style-name="Heading_20_2" text:outline-level="2"><text:bookmark text:name="_ref438805108"/><text:bookmark text:name="TI000000574"/><text:bookmark text:name="IssOgl1_1.3_Для_ОС_macOS"/>1.3. Для ОС macOS</text:h>
      <text:p text:style-name="Text_20_body">Система будет установлена в каталог /opt/1cv8/8.3.C.D (далее будем называть этот каталог корневым каталогом установки), где 8.3.C.D ‑ это полный номер используемой версии «1С:Предприятия». В этом каталоге создаются остальные каталоги и конфигурационные файлы:</text:p>
      <text:p text:style-name="Text_20_body">● conf ‑ данный каталог содержит конфигурационные файлы, необходимые для работы «1С:Предприятия».</text:p>
      <text:p text:style-name="Text_20_body">● docs ‑ данный каталог содержит сопроводительные файлы на русском и английском языках. Состав файлов может меняться от версии к версии.</text:p>
      <text:p text:style-name="Text_20_body">● licenses ‑ содержит лицензионное соглашение на «1С:Предприятие» на русском (файл 1CEnterpise_ru.htm) и английском языках (файл 1CEnterpise_en.htm), а также лицензионные соглашения на используемые программные компоненты сторонних производителей (этот список может меняться от версии к версии).</text:p>
      <text:p text:style-name="Text_20_body"><text:soft-page-break/>● readme ‑ данный каталог содержит файлы readme на языках локализации платформы.</text:p>
      <text:h text:style-name="Heading_20_2" text:outline-level="2"><text:bookmark text:name="_ref422153551"/><text:bookmark text:name="_ref422153550"/><text:bookmark text:name="TI000000360"/><text:bookmark text:name="IssOgl1_1.4_Назначение_каталогов_и_файлов"/>1.4. Назначение каталогов и файлов</text:h>
      <text:p text:style-name="Text_20_body">Данный раздел содержит описание некоторых каталогов и файлов, входящих в состав системы «1С:Предприятие».</text:p>
      <text:p text:style-name="Text_20_body">1cestart</text:p>
      <text:p text:style-name="Text_20_body">Программа запуска системы «1С:Предприятие».</text:p>
      <text:p text:style-name="Text_20_body">С помощью программы запуска можно запустить все виды клиентов (толстый клиент, тонкий клиент, веб-клиент), конфигуратор.</text:p>
      <text:p text:style-name="Text_20_body">Совет. Если программа запуска располагается в сетевом каталоге (см. <text:a xlink:type="simple" xlink:href="https://its.1c.ru/db/content/v8313doc/src/руководство%20администратора/глава%202.%20установка%20системы%20_1с_предприятие_.htm?_=1542379434#_ref265763644" text:style-name="Internet_20_link" text:visited-style-name="Visited_20_Internet_20_Link">здесь</text:a>), то рекомендуется использовать эту программу из самой новой версии, которая планируется к установке из этого сетевого каталога.</text:p>
      <text:p text:style-name="Text_20_body">Расположение файла:</text:p>
      <text:p text:style-name="Text_20_body">● Для ОС Windows: в каталоге common корневого каталога установки.</text:p>
      <text:p text:style-name="Text_20_body">● Для ОС Linux: в корневом каталоге установки.</text:p>
      <text:p text:style-name="Text_20_body">● Для ОС macOS: в корневом каталоге установки.</text:p>
      <text:p text:style-name="Text_20_body">1cv8s</text:p>
      <text:p text:style-name="Text_20_body">Интерактивная программа запуска системы «1С:Предприятие» конкретной версии.</text:p>
      <text:p text:style-name="Text_20_body">Может запустить все виды клиентов (толстый клиент, тонкий клиент, веб-клиент), конфигуратор.</text:p>
      <text:p text:style-name="Text_20_body">Расположение файла:</text:p>
      <text:p text:style-name="Text_20_body">● Для ОС Windows: в каталоге исполняемых файлов конкретной версии.</text:p>
      <text:p text:style-name="Text_20_body">● Для ОС Linux: в корневом каталоге установки.</text:p>
      <text:p text:style-name="Text_20_body">● Для ОС macOS: в каталоге исполняемых файлов конкретной версии.</text:p>
      <text:p text:style-name="Text_20_body">1cv8</text:p>
      <text:p text:style-name="Text_20_body">Исполняемый файл толстого клиента или конфигуратора.</text:p>
      <text:p text:style-name="Text_20_body">Не может запустить тонкий клиент и веб-клиент.</text:p>
      <text:p text:style-name="Text_20_body">Расположение файла:</text:p>
      <text:p text:style-name="Text_20_body">● Для ОС Windows: в каталоге исполняемых файлов конкретной версии.</text:p>
      <text:p text:style-name="Text_20_body">● Для ОС Linux: в корневом каталоге установки.</text:p>
      <text:p text:style-name="Text_20_body">● Для ОС macOS: в каталоге исполняемых файлов конкретной версии.</text:p>
      <text:p text:style-name="Text_20_body">1cv8с</text:p>
      <text:p text:style-name="Text_20_body">Исполняемый файл тонкого клиента.</text:p>
      <text:p text:style-name="Text_20_body">Расположение файла:</text:p>
      <text:p text:style-name="Text_20_body">● Для ОС Windows: в каталоге исполняемых файлов конкретной версии.</text:p>
      <text:p text:style-name="Text_20_body">● Для ОС Linux: в корневом каталоге установки.</text:p>
      <text:p text:style-name="Text_20_body">● Для ОС macOS: в каталоге исполняемых файлов конкретной версии.</text:p>
      <text:p text:style-name="Text_20_body">1cv8a</text:p>
      <text:p text:style-name="Text_20_body"><text:soft-page-break/>Утилита административной консоли. Описание утилиты см. <text:a xlink:type="simple" xlink:href="https://its.1c.ru/db/content/v8313doc/src/руководство%20администратора/приложение%204.%20вспомогательные%20утилиты.htm?_=1542379434#_ref495493969" text:style-name="Internet_20_link" text:visited-style-name="Visited_20_Internet_20_Link">здесь</text:a>.</text:p>
      <text:p text:style-name="Text_20_body">Расположение файла:</text:p>
      <text:p text:style-name="Text_20_body">● Для ОС Windows: в каталоге исполняемых файлов конкретной версии.</text:p>
      <text:p text:style-name="Text_20_body">● Для ОС Linux: в корневом каталоге установки.</text:p>
      <text:p text:style-name="Text_20_body">● Для ОС macOS: в каталоге исполняемых файлов конкретной версии.</text:p>
      <text:p text:style-name="Text_20_body">ragent, rmngr, rphost</text:p>
      <text:p text:style-name="Text_20_body">Исполняемые файлы сервера «1С:Предприятия». Устройство сервера «1С:Предприятие» см. <text:a xlink:type="simple" xlink:href="https://its.1c.ru/db/v8313doc/bookmark/cs/TI000000020" office:target-frame-name="_top" xlink:show="replace" text:style-name="Internet_20_link" text:visited-style-name="Visited_20_Internet_20_Link">здесь</text:a>.</text:p>
      <text:p text:style-name="Text_20_body">Расположение файла:</text:p>
      <text:p text:style-name="Text_20_body">● Для ОС Windows: в каталоге исполняемых файлов конкретной версии.</text:p>
      <text:p text:style-name="Text_20_body">● Для ОС Linux: в корневом каталоге установки.</text:p>
      <text:p text:style-name="Text_20_body">● Для ОС macOS: отсутствуют.</text:p>
      <text:p text:style-name="Text_20_body">dbgs</text:p>
      <text:p text:style-name="Text_20_body">Сервер отладки системы «1С:Предприятие». Отладка прикладных решений см. <text:a xlink:type="simple" xlink:href="https://its.1c.ru/db/v8313doc/bookmark/dev/TI000001031" office:target-frame-name="_top" xlink:show="replace" text:style-name="Internet_20_link" text:visited-style-name="Visited_20_Internet_20_Link">здесь</text:a>.</text:p>
      <text:p text:style-name="Text_20_body">Расположение файла:</text:p>
      <text:p text:style-name="Text_20_body">● Для ОС Windows: в каталоге исполняемых файлов конкретной версии.</text:p>
      <text:p text:style-name="Text_20_body">● Для ОС Linux: в корневом каталоге установки.</text:p>
      <text:p text:style-name="Text_20_body">● Для ОС macOS: в каталоге исполняемых файлов конкретной версии.</text:p>
      <text:p text:style-name="Text_20_body">webinst</text:p>
      <text:p text:style-name="Text_20_body">Утилита настройки публикации веб-клиента на веб-сервере (подробнее см. <text:a xlink:type="simple" xlink:href="https://its.1c.ru/db/content/v8313doc/src/руководство%20администратора/глава%207.%20настройка%20веб-серверов%20для%20работы%20с%20_1с_предприятием_.htm?_=1542379434#_ref218489183" text:style-name="Internet_20_link" text:visited-style-name="Visited_20_Internet_20_Link">здесь</text:a>).</text:p>
      <text:p text:style-name="Text_20_body">Расположение файла:</text:p>
      <text:p text:style-name="Text_20_body">● Для ОС Windows: в каталоге исполняемых файлов конкретной версии.</text:p>
      <text:p text:style-name="Text_20_body">● Для ОС Linux: в корневом каталоге установки.</text:p>
      <text:p text:style-name="Text_20_body">● Для ОС macOS: отсутствует.</text:p>
      <text:p text:style-name="Text_20_body">&lt;Номер версии&gt;\bin\conf ОС Windows</text:p>
      <text:p text:style-name="Text_20_body">Конфигурационные файлы конкретной версии системы «1С:Предприятие». Подробную информацию о поиске конфигурационных файлов см. <text:a xlink:type="simple" xlink:href="https://its.1c.ru/db/content/v8313doc/src/руководство%20администратора/приложение%201.%20структура%20каталога%20установки%20и%20назначение%20каталогов%20и%20файлов.htm?_=1542379434#_ref227669003" text:style-name="Internet_20_link" text:visited-style-name="Visited_20_Internet_20_Link">здесь</text:a>.</text:p>
      <text:p text:style-name="Text_20_body">\conf ОС Linux</text:p>
      <text:p text:style-name="Text_20_body">Конфигурационные файлы системы «1С:Предприятие». Подробную информацию о поиске конфигурационных файлов см. <text:a xlink:type="simple" xlink:href="https://its.1c.ru/db/content/v8313doc/src/руководство%20администратора/приложение%201.%20структура%20каталога%20установки%20и%20назначение%20каталогов%20и%20файлов.htm?_=1542379434#_ref227669003" text:style-name="Internet_20_link" text:visited-style-name="Visited_20_Internet_20_Link">здесь</text:a>.</text:p>
      <text:p text:style-name="Text_20_body">chdbfl</text:p>
      <text:p text:style-name="Text_20_body">Утилита тестирования базы данных файлового варианта (подробнее см. <text:a xlink:type="simple" xlink:href="https://its.1c.ru/db/content/v8313doc/src/руководство%20администратора/приложение%204.%20вспомогательные%20утилиты.htm?_=1542379434#_ref212986853" text:style-name="Internet_20_link" text:visited-style-name="Visited_20_Internet_20_Link">здесь</text:a>).</text:p>
      <text:p text:style-name="Text_20_body">Расположение файла:</text:p>
      <text:p text:style-name="Text_20_body">● Для ОС Windows: в каталоге исполняемых файлов конкретной версии.</text:p>
      <text:p text:style-name="Text_20_body">● Для ОС Linux: в корневом каталоге установки.</text:p>
      <text:p text:style-name="Text_20_body">● Для ОС macOS: отсутствует.</text:p>
      <text:p text:style-name="Text_20_body"><text:soft-page-break/>chvbfl</text:p>
      <text:p text:style-name="Text_20_body">Утилита конвертирования базы данных файлового варианта (подробнее см. <text:a xlink:type="simple" xlink:href="https://its.1c.ru/db/content/v8313doc/src/руководство%20администратора/приложение%204.%20вспомогательные%20утилиты.htm?_=1542379434#_ref435186959" text:style-name="Internet_20_link" text:visited-style-name="Visited_20_Internet_20_Link">здесь</text:a>).</text:p>
      <text:p text:style-name="Text_20_body">Расположение файла:</text:p>
      <text:p text:style-name="Text_20_body">● Для ОС Windows: в каталоге исполняемых файлов конкретной версии.</text:p>
      <text:p text:style-name="Text_20_body">● Для ОС Linux: в корневом каталоге установки.</text:p>
      <text:p text:style-name="Text_20_body">● Для ОС macOS: в каталоге исполняемых файлов конкретной версии.</text:p>
      <text:p text:style-name="Text_20_body">v7cnv.exe ОС Windows</text:p>
      <text:p text:style-name="Text_20_body">Конвертер информационных баз из версии «1С:Предприятия 7.7» в текущую версию. Конвертер <text:a xlink:type="simple" xlink:href="https://its.1c.ru/db/v8313doc/bookmark/dev/TI000001215" office:target-frame-name="_top" xlink:show="replace" text:style-name="Internet_20_link" text:visited-style-name="Visited_20_Internet_20_Link">описан в книге 1С:Предприятие 8.3. Документация "Руководство разработчика"</text:a>.</text:p>
      <text:p text:style-name="Text_20_body">Расположение файла:</text:p>
      <text:p text:style-name="Text_20_body">● Для ОС Windows: в каталоге исполняемых файлов конкретной версии.</text:p>
      <text:p text:style-name="Text_20_body">● Для ОС Linux: отсутствует.</text:p>
      <text:p text:style-name="Text_20_body">● Для ОС macOS: отсутствует.</text:p>
      <text:p text:style-name="Text_20_body">RegMSC.cmd ОС Windows</text:p>
      <text:p text:style-name="Text_20_body">Командный файл для регистрации утилиты администрирования кластера серверов «1С:Предприятия» конкретной версии (расположен в каталоге исполняемых файлов конкретной версии).</text:p>
      <text:p text:style-name="Text_20_body">Расположение файла:</text:p>
      <text:p text:style-name="Text_20_body">● Для ОС Windows: в каталоге исполняемых файлов конкретной версии.</text:p>
      <text:p text:style-name="Text_20_body">● Для ОС Linux: отсутствует.</text:p>
      <text:p text:style-name="Text_20_body">● Для ОС macOS: отсутствует.</text:p>
      <text:p text:style-name="Text_20_body">1ceunt.dll ОС Windows</text:p>
      <text:p text:style-name="Text_20_body">Библиотека пиктограмм, которыми операционная система отображает различные типы файлов системы «1С:Предприятие». Данная библиотека является общей для всех версий системы. Регистрация этой библиотеки (и привязка пиктограмм к типам файлов) выполняется при первой установке на компьютере «1С:Предприятия». Отмена регистрации библиотеки (и удаление привязки пиктограмм к типам файлов) выполняется при удалении с компьютера последней версии «1С:Предприятия».</text:p>
      <text:p text:style-name="Text_20_body">Расположение файла:</text:p>
      <text:p text:style-name="Text_20_body">● Для ОС Windows: в каталоге common корневого каталога установки.</text:p>
      <text:p text:style-name="Text_20_body">● Для ОС Linux: отсутствует.</text:p>
      <text:p text:style-name="Text_20_body">● Для ОС macOS: отсутствует.</text:p>
      <text:p text:style-name="Text_20_body">ci</text:p>
      <text:p text:style-name="Text_20_body">Утилита контроля целостности. Подробное описание утилиты см. <text:a xlink:type="simple" xlink:href="https://its.1c.ru/db/content/v8313doc/src/руководство%20администратора/приложение%204.%20вспомогательные%20утилиты.htm?_=1542379434#_ref435529973" text:style-name="Internet_20_link" text:visited-style-name="Visited_20_Internet_20_Link">здесь</text:a>.</text:p>
      <text:p text:style-name="Text_20_body">Расположение файла:</text:p>
      <text:p text:style-name="Text_20_body">● Для ОС Windows: в каталоге исполняемых файлов конкретной версии.</text:p>
      <text:p text:style-name="Text_20_body">● Для ОС Linux: в корневом каталоге установки.</text:p>
      <text:p text:style-name="Text_20_body">● Для ОС macOS: в каталоге исполняемых файлов конкретной версии.</text:p>
      <text:p text:style-name="Text_20_body"><text:soft-page-break/>crserver</text:p>
      <text:p text:style-name="Text_20_body">Сервер хранилища конфигурации. Работа с хранилищем конфигурации см. <text:a xlink:type="simple" xlink:href="https://its.1c.ru/db/v8313doc/bookmark/dev/TI000001091" office:target-frame-name="_top" xlink:show="replace" text:style-name="Internet_20_link" text:visited-style-name="Visited_20_Internet_20_Link">здесь</text:a>.</text:p>
      <text:p text:style-name="Text_20_body">Расположение файла:</text:p>
      <text:p text:style-name="Text_20_body">● Для ОС Windows: в каталоге исполняемых файлов конкретной версии.</text:p>
      <text:p text:style-name="Text_20_body">● Для ОС Linux: в корневом каталоге установки.</text:p>
      <text:p text:style-name="Text_20_body">● Для ОС macOS: отсутствует.</text:p>
      <text:p text:style-name="Text_20_body">dumper.exe ОС Windows</text:p>
      <text:p text:style-name="Text_20_body">Утилита для формирования дампов аварийного завершения. Данная утилита используется при указании атрибута externaldump="true" в файле logcfg.xml (подробнее см. <text:a xlink:type="simple" xlink:href="https://its.1c.ru/db/content/v8313doc/src/руководство%20администратора/приложение%203.%20описание%20и%20расположение%20служебных%20файлов.htm?_=1542379434#_ref393901267" text:style-name="Internet_20_link" text:visited-style-name="Visited_20_Internet_20_Link">здесь</text:a>).</text:p>
      <text:p text:style-name="Text_20_body">Расположение файла:</text:p>
      <text:p text:style-name="Text_20_body">● Для ОС Windows: в каталоге исполняемых файлов конкретной версии.</text:p>
      <text:p text:style-name="Text_20_body">● Для ОС Linux: отсутствует.</text:p>
      <text:p text:style-name="Text_20_body">● Для ОС macOS: отсутствует.</text:p>
      <text:h text:style-name="Heading_20_2" text:outline-level="2"><text:bookmark text:name="TI000000361"/><text:bookmark text:name="IssOgl1_1.5_Конфигурационные_файлы_расположение_и_поиск"/>1.5. Конфигурационные файлы: расположение и поиск</text:h>
      <text:h text:style-name="Heading_20_3" text:outline-level="3"><text:bookmark text:name="TI000000575"/><text:bookmark text:name="IssOgl2_1.5.1_Общая_информация"/>1.5.1. Общая информация</text:h>
      <text:p text:style-name="Text_20_body">Конфигурационные файлы, которые используются при работе системы «1С:Предприятие» (logcfg.xml, nethasp.ini и т. д.), могут располагаться в различных местах файловой системы.</text:p>
      <text:h text:style-name="Heading_20_3" text:outline-level="3"><text:bookmark text:name="TI000000362"/><text:bookmark text:name="IssOgl2_1.5.2_Для_ОС_Windows"/>1.5.2. Для ОС Windows</text:h>
      <text:p text:style-name="Text_20_body">В ОС Windows файлы могут располагаться в следующих местах (в порядке поиска):</text:p>
      <text:p text:style-name="Text_20_body">● Каталог bin\conf конкретной версии, например, для версии 8.3.3.100, путь будет выглядеть так: C:\Program Files\1cv8\8.3.3.100\bin\conf.</text:p>
      <text:p text:style-name="Text_20_body">● Каталог %USERPROFILE%\Local Settings\Application Data\1C\1cv8\conf (%LOCALAPPDATA%\1C\1cv8\conf для ОС Windows Vista и старше) пользователя, под которым работает система.</text:p>
      <text:p text:style-name="Text_20_body">● Каталог, который указан в файле conf.cfg, расположенном в каталоге bin\conf конкретной версии. Подробнее о формате файла conf.cfg см. <text:a xlink:type="simple" xlink:href="https://its.1c.ru/db/content/v8313doc/src/руководство%20администратора/приложение%203.%20описание%20и%20расположение%20служебных%20файлов.htm?_=1542379434#_ref267394185" text:style-name="Internet_20_link" text:visited-style-name="Visited_20_Internet_20_Link">здесь</text:a>.</text:p>
      <text:p text:style-name="Text_20_body">● Каталог %ALLUSERSPROFILE%\Application Data\1C\1cv8\conf (%ALLUSERSPROFILE%\1C\1cv8\conf для ОС Windows Vista и старше) данных для всех пользователей компьютера.</text:p>
      <text:p text:style-name="Text_20_body">Примечание. При установке системы конфигурационные файлы записываются в каталог C:\Program Files\1cv8\conf, и данный путь записывается в файл bin\conf\conf.cfg устанавливаемой версии.</text:p>
      <text:p text:style-name="Text_20_body">Такой порядок поиска конфигурационных файлов позволяет:</text:p>
      <text:p text:style-name="Text_20_body">● Формировать единые конфигурационные файлы для всех версий и компонент, установленных на компьютере. Для этого конфигурационные файлы должны располагаться только в каталоге C:\Program Files\1cv8\conf.</text:p>
      <text:p text:style-name="Text_20_body">● Формировать конфигурационные файлы отдельно для каждой версии, установленной на компьютере. Для этого конфигурационные файлы должны располагаться только в каталоге bin\conf конкретной версии.</text:p>
      <text:p text:style-name="Text_20_body">● Формировать различные конфигурационные файлы для разных компонентов (для клиентского приложения и сервера «1С:Предприятия», функционирующего под другим пользователем системы) любой версии, <text:soft-page-break/>работающих на компьютере. Для этого конфигурационные файлы должны располагаться только в каталогах %USERPROFILE%\Local Settings\Application Data\1C\1cv8\conf (%LOCALAPPDATA%\1C\1cv8\conf для ОС Windows Vista и старше) соответствующих пользователей.</text:p>
      <text:p text:style-name="Text_20_body">● Использовать комбинации перечисленных способов для различных конфигурационных файлов.</text:p>
      <text:h text:style-name="Heading_20_3" text:outline-level="3"><text:bookmark text:name="TI000000363"/><text:bookmark text:name="IssOgl2_1.5.3_Для_ОС_Linux"/>1.5.3. Для ОС Linux</text:h>
      <text:p text:style-name="Text_20_body">В ОС Linux файлы могут располагаться в следующих местах (в порядке поиска):</text:p>
      <text:p text:style-name="Text_20_body">● Каталог conf установленной версии, например, для 32-разрядной версии «1С:Предприятия» путь к этому каталогу будет выглядеть следующим образом: /opt/1C/v8.3/i386/conf, а для 64-разрядной версии: /opt/1C/v8.3/x86_64/conf.</text:p>
      <text:p text:style-name="Text_20_body">● Каталог ~/.1cv8/1C/1cv8/conf (~ ‑ домашний каталог пользователя, от имени которого работает сервер «1С:Предприятия»).</text:p>
      <text:p text:style-name="Text_20_body">● Каталог, который указан в файле conf.cfg, расположенном в каталоге conf установленной версии. Подробнее о формате файла conf.cfg см. <text:a xlink:type="simple" xlink:href="https://its.1c.ru/db/content/v8313doc/src/руководство%20администратора/приложение%203.%20описание%20и%20расположение%20служебных%20файлов.htm?_=1542379434#_ref267394185" text:style-name="Internet_20_link" text:visited-style-name="Visited_20_Internet_20_Link">здесь</text:a>.</text:p>
      <text:h text:style-name="Heading_20_3" text:outline-level="3"><text:bookmark text:name="_ref438805431"/><text:bookmark text:name="TI000000576"/><text:bookmark text:name="IssOgl2_1.5.4_Для_ОС_macOS"/>1.5.4. Для ОС macOS</text:h>
      <text:p text:style-name="Text_20_body">В ОС macOS конфигурационные файлы могут располагаться в следующих местах (в порядке поиска):</text:p>
      <text:p text:style-name="Text_20_body">● Каталог conf установленной версии, например: /opt/1cv8/A.B.C.D/conf, где A.B.C.D ‑ полный номер версии «1С:Предприятия».</text:p>
      <text:p text:style-name="Text_20_body">● Каталог ~/.1cv8/1C/1cv8/conf (~ ‑ домашний каталог пользователя, от имени которого работает клиентское приложение «1С:Предприятия»).</text:p>
      <text:p text:style-name="Text_20_body">● Каталог, который указан в файле conf.cfg, расположенном в каталоге conf установленной версии. Подробнее о формате файла conf.cfg см. <text:a xlink:type="simple" xlink:href="https://its.1c.ru/db/content/v8313doc/src/руководство%20администратора/приложение%203.%20описание%20и%20расположение%20служебных%20файлов.htm?_=1542379434#_ref267394185" text:style-name="Internet_20_link" text:visited-style-name="Visited_20_Internet_20_Link">здесь</text:a>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 Regular" style:font-family-asian="'Noto Sans CJK SC Regular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style:font-name="Liberation Serif" fo:font-family="'Liberation Serif'" style:font-family-generic="roman" style:font-pitch="variable" fo:font-size="10pt" fo:font-weight="bold" style:font-name-asian="Noto Sans CJK SC Regular" style:font-family-asian="'Noto Sans CJK SC Regular'" style:font-family-generic-asian="system" style:font-pitch-asian="variable" style:font-size-asian="10pt" style:font-weight-asian="bold" style:font-name-complex="FreeSans" style:font-family-complex="FreeSans" style:font-family-generic-complex="system" style:font-pitch-complex="variable" style:font-size-complex="10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loext:contextual-spacing="false"/>
      <style:text-properties style:font-name="Liberation Serif" fo:font-family="'Liberation Serif'" style:font-family-generic="roman" style:font-pitch="variable" fo:font-size="7pt" fo:font-weight="bold" style:font-name-asian="Noto Sans CJK SC Regular" style:font-family-asian="'Noto Sans CJK SC Regular'" style:font-family-generic-asian="system" style:font-pitch-asian="variable" style:font-size-asian="7pt" style:font-weight-asian="bold" style:font-name-complex="FreeSans" style:font-family-complex="FreeSans" style:font-family-generic-complex="system" style:font-pitch-complex="variable" style:font-size-complex="7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76cm" fo:margin-bottom="0.411cm" fo:margin-left="0.503cm" fo:margin-right="0.496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9T07:17:39.472203563</meta:creation-date>
    <dc:date>2018-11-29T08:35:51.280568073</dc:date>
    <meta:editing-duration>PT1H17M40S</meta:editing-duration>
    <meta:editing-cycles>72</meta:editing-cycles>
    <meta:generator>LibreOffice/5.1.6.2$Linux_X86_64 LibreOffice_project/10m0$Build-2</meta:generator>
    <meta:document-statistic meta:table-count="0" meta:image-count="0" meta:object-count="0" meta:page-count="7" meta:paragraph-count="169" meta:word-count="1898" meta:character-count="14676" meta:non-whitespace-character-count="12947"/>
  </office:meta>
</office:document-meta>
</file>